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lwgMono" svg:font-family="TlwgMono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cm" style:rel-width="100%" fo:margin-left="-0.199cm" fo:margin-top="0cm" fo:margin-bottom="0cm" table:align="left" style:writing-mode="lr-tb"/>
    </style:style>
    <style:style style:name="Таблица2.A" style:family="table-column">
      <style:table-column-properties style:column-width="7.357cm" style:rel-column-width="28363*"/>
    </style:style>
    <style:style style:name="Таблица2.B" style:family="table-column">
      <style:table-column-properties style:column-width="4.202cm" style:rel-column-width="16200*"/>
    </style:style>
    <style:style style:name="Таблица2.C" style:family="table-column">
      <style:table-column-properties style:column-width="5.44cm" style:rel-column-width="20972*"/>
    </style:style>
    <style:style style:name="Таблица2.1" style:family="table-row">
      <style:table-row-properties style:min-row-height="0.63cm" fo:keep-together="auto"/>
    </style:style>
    <style:style style:name="Таблица2.A1" style:family="table-cell">
      <style:table-cell-properties fo:padding-left="0.199cm" fo:padding-right="0.191cm" fo:padding-top="0cm" fo:padding-bottom="0cm" fo:border="none"/>
    </style:style>
    <style:style style:name="Таблица2.2" style:family="table-row">
      <style:table-row-properties style:min-row-height="0.727cm" fo:keep-together="auto"/>
    </style:style>
    <style:style style:name="Таблица2.3" style:family="table-row">
      <style:table-row-properties style:min-row-height="0.153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9cm" fo:padding-right="0.191cm" fo:padding-top="0cm" fo:padding-bottom="0cm" fo:border="0.5pt solid #000001"/>
    </style:style>
    <style:style style:name="Таблица2.B10" style:family="table-cell">
      <style:table-cell-properties style:vertical-align="bottom"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Таблица2.B11" style:family="table-cell">
      <style:table-cell-properties style:vertical-align="bottom" fo:padding-left="0.199cm" fo:padding-right="0.191cm" fo:padding-top="0cm" fo:padding-bottom="0cm" fo:border-left="0.5pt solid #000001" fo:border-right="0.5pt solid #000001" fo:border-top="0.5pt solid #00000a" fo:border-bottom="0.5pt solid #00000a"/>
    </style:style>
    <style:style style:name="Таблица3" style:family="table">
      <style:table-properties style:width="18.381cm" fo:margin-left="-0.191cm" fo:margin-top="0cm" fo:margin-bottom="0cm" table:align="left" style:writing-mode="lr-tb"/>
    </style:style>
    <style:style style:name="Таблица3.A" style:family="table-column">
      <style:table-column-properties style:column-width="1.441cm"/>
    </style:style>
    <style:style style:name="Таблица3.B" style:family="table-column">
      <style:table-column-properties style:column-width="15.252cm"/>
    </style:style>
    <style:style style:name="Таблица3.C" style:family="table-column">
      <style:table-column-properties style:column-width="1.6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4" style:family="table-row">
      <style:table-row-properties style:min-row-height="0.677cm" fo:keep-together="auto"/>
    </style:style>
    <style:style style:name="Таблица3.8" style:family="table-row">
      <style:table-row-properties style:min-row-height="0.529cm" fo:keep-together="auto"/>
    </style:style>
    <style:style style:name="Таблица3.11" style:family="table-row">
      <style:table-row-properties style:min-row-height="0.923cm" fo:keep-together="auto"/>
    </style:style>
    <style:style style:name="Таблица4" style:family="table">
      <style:table-properties style:width="18.443cm" fo:margin-left="-0.199cm" fo:margin-top="0cm" fo:margin-bottom="0cm" table:align="left" style:writing-mode="lr-tb"/>
    </style:style>
    <style:style style:name="Таблица4.A" style:family="table-column">
      <style:table-column-properties style:column-width="1.18cm"/>
    </style:style>
    <style:style style:name="Таблица4.B" style:family="table-column">
      <style:table-column-properties style:column-width="8.297cm"/>
    </style:style>
    <style:style style:name="Таблица4.C" style:family="table-column">
      <style:table-column-properties style:column-width="8.966cm"/>
    </style:style>
    <style:style style:name="Таблица4.1" style:family="table-row">
      <style:table-row-properties style:min-row-height="0.136cm" fo:keep-together="auto"/>
    </style:style>
    <style:style style:name="Таблица4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line-height="150%" fo:text-align="start" style:justify-single-word="false"/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P4" style:family="paragraph" style:parent-style-name="Footer">
      <style:paragraph-properties fo:line-height="150%" fo:text-align="start" style:justify-single-word="false"/>
      <style:text-properties officeooo:paragraph-rsid="00136576"/>
    </style:style>
    <style:style style:name="P5" style:family="paragraph" style:parent-style-name="Footer">
      <style:paragraph-properties fo:line-height="150%" fo:text-align="center" style:justify-single-word="false"/>
      <style:text-properties officeooo:paragraph-rsid="00136576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start" style:justify-single-word="false"/>
      <style:text-properties officeooo:paragraph-rsid="000e23fc"/>
    </style:style>
    <style:style style:name="P8" style:family="paragraph" style:parent-style-name="Standard">
      <style:paragraph-properties fo:line-height="150%"/>
      <style:text-properties officeooo:paragraph-rsid="000e23fc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11" style:family="paragraph" style:parent-style-name="Standard"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officeooo:paragraph-rsid="000e23fc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00e23fc" style:font-size-asian="14pt" style:font-size-complex="14pt" style:font-weight-complex="bold"/>
    </style:style>
    <style:style style:name="P18" style:family="paragraph" style:parent-style-name="Standard">
      <style:paragraph-properties fo:line-height="150%"/>
      <style:text-properties fo:font-size="14pt" officeooo:paragraph-rsid="000e23fc" style:font-size-asian="14pt" style:font-size-complex="14pt" style:font-weight-complex="bold"/>
    </style:style>
    <style:style style:name="P19" style:family="paragraph" style:parent-style-name="Standard">
      <style:paragraph-properties fo:line-height="150%"/>
      <style:text-properties fo:font-size="14pt" officeooo:rsid="00114e47" officeooo:paragraph-rsid="00114e47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officeooo:rsid="00136576" officeooo:paragraph-rsid="00136576" style:font-size-asian="14pt" style:font-size-complex="14pt" style:font-weight-complex="bold"/>
    </style:style>
    <style:style style:name="P21" style:family="paragraph" style:parent-style-name="Standard">
      <style:text-properties fo:font-size="14pt" officeooo:paragraph-rsid="000e23fc" style:font-size-asian="14pt" style:font-size-complex="14pt"/>
    </style:style>
    <style:style style:name="P22" style:family="paragraph" style:parent-style-name="Standard">
      <style:text-properties fo:font-size="14pt" officeooo:paragraph-rsid="00136576" style:font-size-asian="14pt" style:font-size-complex="14pt"/>
    </style:style>
    <style:style style:name="P23" style:family="paragraph" style:parent-style-name="Standard">
      <style:paragraph-properties fo:orphans="0" fo:widows="0"/>
      <style:text-properties fo:font-size="14pt" officeooo:paragraph-rsid="000e23fc" style:font-name-asian="Calibri1" style:font-size-asian="14pt" style:font-size-complex="14pt"/>
    </style:style>
    <style:style style:name="P24" style:family="paragraph" style:parent-style-name="Standard">
      <style:paragraph-properties fo:orphans="0" fo:widows="0"/>
      <style:text-properties fo:font-size="14pt" officeooo:rsid="00114e47" officeooo:paragraph-rsid="00114e47" style:font-name-asian="Calibri1" style:font-size-asian="14pt" style:font-size-complex="14pt"/>
    </style:style>
    <style:style style:name="P25" style:family="paragraph" style:parent-style-name="Standard">
      <style:paragraph-properties fo:orphans="0" fo:widows="0"/>
      <style:text-properties fo:font-size="14pt" officeooo:rsid="00136576" officeooo:paragraph-rsid="00136576" style:font-name-asian="Calibri1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000000" fo:font-size="14pt" officeooo:paragraph-rsid="000e23fc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fo:font-size="14pt" officeooo:paragraph-rsid="000e23fc" style:font-size-asian="14pt" style:font-size-complex="14pt" style:font-weight-complex="bold"/>
    </style:style>
    <style:style style:name="P30" style:family="paragraph" style:parent-style-name="Standard">
      <style:paragraph-properties fo:line-height="150%"/>
      <style:text-properties fo:color="#000000" fo:font-size="14pt" officeooo:paragraph-rsid="000e23fc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fo:font-size="14pt" officeooo:paragraph-rsid="00136576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fo:font-size="14pt" officeooo:rsid="000e23fc" officeooo:paragraph-rsid="000e23fc" style:font-size-asian="14pt" style:font-size-complex="14pt" style:font-weight-complex="bold"/>
    </style:style>
    <style:style style:name="P33" style:family="paragraph" style:parent-style-name="Standard">
      <style:paragraph-properties fo:line-height="150%"/>
      <style:text-properties fo:color="#000000" fo:font-size="14pt" officeooo:rsid="00114e47" officeooo:paragraph-rsid="00114e47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officeooo:rsid="00136576" officeooo:paragraph-rsid="00136576" style:font-size-asian="14pt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000000" fo:font-size="14pt" officeooo:paragraph-rsid="000e23fc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paragraph-rsid="000e23fc" style:font-size-asian="14pt" style:font-size-complex="14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36576" officeooo:paragraph-rsid="00136576" style:font-size-asian="14pt" style:font-size-complex="14pt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fo:font-size="14pt" fo:font-weight="bold" officeooo:paragraph-rsid="000e23f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rsid="00104a44" officeooo:paragraph-rsid="00104a44" style:font-size-asian="13pt" style:font-style-asian="italic" style:font-size-complex="13pt" style:font-style-complex="italic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rsid="00104a44" officeooo:paragraph-rsid="00114e47" style:font-size-asian="13pt" style:font-style-asian="italic" style:font-size-complex="13pt" style:font-style-complex="italic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paragraph-rsid="00104a44" style:font-size-asian="13pt" style:font-style-asian="italic" style:font-size-complex="13pt" style:font-style-complex="italic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style:font-name="TlwgMono" fo:font-size="13pt" officeooo:rsid="00104a44" officeooo:paragraph-rsid="00104a44" style:font-size-asian="13pt" style:font-size-complex="13pt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fo:font-size="13pt" fo:font-style="italic" officeooo:rsid="00104a44" officeooo:paragraph-rsid="00104a44" style:font-size-asian="13pt" style:font-style-asian="italic" style:font-size-complex="13pt" style:font-style-complex="italic" style:font-weight-complex="bold"/>
    </style:style>
    <style:style style:name="P44" style:family="paragraph" style:parent-style-name="Standard">
      <style:paragraph-properties fo:line-height="150%"/>
      <style:text-properties fo:color="#ff0000" fo:font-size="14pt" officeooo:paragraph-rsid="000e23fc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officeooo:paragraph-rsid="000e23fc"/>
    </style:style>
    <style:style style:name="P46" style:family="paragraph" style:parent-style-name="Standard">
      <style:paragraph-properties fo:line-height="150%" fo:text-align="start" style:justify-single-word="false"/>
      <style:text-properties fo:font-variant="normal" fo:text-transform="none" style:text-position="0% 100%" style:font-name="TlwgMono" fo:font-size="13pt" fo:font-style="italic" fo:font-weight="normal" officeooo:rsid="00104a44" officeooo:paragraph-rsid="00104a44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variant="normal" fo:text-transform="none" style:text-position="0% 100%" fo:font-size="14pt" fo:font-style="italic" fo:font-weight="normal" officeooo:rsid="00104a44" officeooo:paragraph-rsid="00104a44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14pt" fo:font-weight="bold" officeooo:rsid="000e23fc" officeooo:paragraph-rsid="000e23fc" style:font-size-asian="14pt" style:font-weight-asian="bold" style:font-size-complex="14pt" style:font-weight-complex="bold" fo:hyphenate="false" fo:hyphenation-remain-char-count="2" fo:hyphenation-push-char-count="2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reak-before="page" fo:background-color="transparent" style:writing-mode="lr-tb"/>
      <style:text-properties fo:color="#000000" fo:font-size="18pt" fo:font-weight="bold" officeooo:rsid="000e23fc" officeooo:paragraph-rsid="000e23fc" style:font-size-asian="18pt" style:font-weight-asian="bold" style:font-size-complex="18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indent="0cm" style:auto-text-indent="false"/>
      <style:text-properties fo:font-size="14pt" officeooo:rsid="00114e47" officeooo:paragraph-rsid="00114e47" style:font-size-asian="14pt" style:font-size-complex="14pt" style:font-weight-complex="bold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fo:font-size="14pt" officeooo:paragraph-rsid="000e23fc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officeooo:paragraph-rsid="000e23fc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0000" fo:font-size="14pt" fo:language="en" fo:country="US" officeooo:paragraph-rsid="000e23fc" style:font-size-asian="14pt" style:font-size-complex="14pt" fo:hyphenate="false" fo:hyphenation-remain-char-count="2" fo:hyphenation-push-char-count="2"/>
    </style:style>
    <style:style style:name="P5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officeooo:paragraph-rsid="000e23fc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0cm" fo:line-height="150%" fo:text-indent="0.25cm" style:auto-text-indent="false"/>
      <style:text-properties fo:font-size="14pt" officeooo:paragraph-rsid="000e23fc" style:font-size-asian="14pt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6cm" style:auto-text-indent="false" fo:background-color="transparent" style:writing-mode="lr-tb"/>
      <style:text-properties fo:color="#000000" fo:font-size="14pt" officeooo:rsid="000e23fc" officeooo:paragraph-rsid="000e23fc" style:font-size-asian="14pt" style:font-size-complex="14pt" style:font-weight-complex="bold" fo:hyphenate="false" fo:hyphenation-remain-char-count="2" fo:hyphenation-push-char-count="2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text-indent="1.7cm" style:auto-text-indent="false" style:page-number="auto" fo:background-color="transparent" style:writing-mode="lr-tb"/>
      <style:text-properties fo:color="#000000" fo:font-size="14pt" officeooo:rsid="000e23fc" officeooo:paragraph-rsid="000e23fc" style:font-size-asian="14pt" style:font-size-complex="14pt" style:font-weight-complex="bold" fo:hyphenate="false" fo:hyphenation-remain-char-count="2" fo:hyphenation-push-char-count="2"/>
    </style:style>
    <style:style style:name="P60" style:family="paragraph" style:parent-style-name="Standard" style:master-page-name="">
      <loext:graphic-properties draw:fill="none"/>
      <style:paragraph-properties fo:margin-left="1cm" fo:margin-right="0cm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variant="normal" fo:text-transform="none" style:text-position="0% 100%" style:font-name="TlwgMono" fo:font-size="13pt" fo:font-style="italic" fo:font-weight="normal" officeooo:rsid="00104a44" officeooo:paragraph-rsid="00104a44" style:font-size-asian="13pt" style:font-style-asian="italic" style:font-weight-asian="normal" style:font-size-complex="13pt" style:font-style-complex="italic" style:font-weight-complex="normal" fo:hyphenate="false" fo:hyphenation-remain-char-count="2" fo:hyphenation-push-char-count="2"/>
    </style:style>
    <style:style style:name="P61" style:family="paragraph" style:parent-style-name="Standard" style:master-page-name="Standard">
      <style:paragraph-properties fo:line-height="150%" fo:text-align="start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2" style:family="paragraph" style:parent-style-name="Standard" style:list-style-name="WWNum43">
      <style:text-properties officeooo:paragraph-rsid="000e23fc"/>
    </style:style>
    <style:style style:name="P63" style:family="paragraph" style:parent-style-name="Standard" style:list-style-name="WWNum43">
      <style:text-properties fo:color="#000000" fo:font-size="14pt" officeooo:paragraph-rsid="000e23fc" style:font-size-asian="14pt" style:font-size-complex="14pt"/>
    </style:style>
    <style:style style:name="P64" style:family="paragraph" style:parent-style-name="Standard" style:list-style-name="WWNum43">
      <style:text-properties fo:color="#000000" fo:font-size="14pt" officeooo:paragraph-rsid="000e23fc" style:font-size-asian="14pt" style:font-size-complex="14pt" style:font-weight-complex="bold"/>
    </style:style>
    <style:style style:name="P65" style:family="paragraph" style:parent-style-name="Standard" style:list-style-name="L2">
      <style:paragraph-properties fo:line-height="150%" fo:text-align="start" style:justify-single-word="false"/>
      <style:text-properties fo:color="#000000" fo:font-size="14pt" officeooo:paragraph-rsid="00114e47" style:font-size-asian="14pt" style:font-size-complex="14pt" style:font-weight-complex="bold"/>
    </style:style>
    <style:style style:name="P66" style:family="paragraph" style:parent-style-name="Standard" style:list-style-name="L3">
      <style:paragraph-properties fo:line-height="150%" fo:text-align="start" style:justify-single-word="false"/>
      <style:text-properties fo:color="#000000" fo:font-size="14pt" officeooo:paragraph-rsid="00114e47" style:font-size-asian="14pt" style:font-size-complex="14pt" style:font-weight-complex="bold"/>
    </style:style>
    <style:style style:name="P67" style:family="paragraph" style:parent-style-name="Standard" style:list-style-name="L5">
      <style:paragraph-properties fo:line-height="150%" fo:text-align="start" style:justify-single-word="false"/>
      <style:text-properties fo:color="#000000" fo:font-size="14pt" officeooo:paragraph-rsid="00114e47" style:font-size-asian="14pt" style:font-size-complex="14pt" style:font-weight-complex="bold"/>
    </style:style>
    <style:style style:name="P68" style:family="paragraph" style:parent-style-name="Standard" style:list-style-name="L6">
      <style:paragraph-properties fo:line-height="150%" fo:text-align="start" style:justify-single-word="false"/>
      <style:text-properties fo:color="#000000" fo:font-size="14pt" officeooo:paragraph-rsid="00114e47" style:font-size-asian="14pt" style:font-size-complex="14pt" style:font-weight-complex="bold"/>
    </style:style>
    <style:style style:name="P69" style:family="paragraph" style:parent-style-name="Standard">
      <style:paragraph-properties fo:text-align="center" style:justify-single-word="false" fo:orphans="0" fo:widows="0"/>
      <style:text-properties fo:color="#000000" fo:font-size="14pt" fo:language="en" fo:country="US" officeooo:paragraph-rsid="0015e34e" style:font-name-asian="Calibri1" style:font-size-asian="14pt" style:font-size-complex="14pt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style:font-name="TlwgMono" fo:font-size="13pt" fo:font-style="italic" officeooo:rsid="00104a44" officeooo:paragraph-rsid="00114e47" style:font-size-asian="13pt" style:font-style-asian="italic" style:font-size-complex="13pt" style:font-style-complex="italic" style:font-weight-complex="bold"/>
    </style:style>
    <style:style style:name="P71" style:family="paragraph" style:parent-style-name="Standard">
      <style:paragraph-properties fo:line-height="150%" fo:text-align="start" style:justify-single-word="false"/>
      <style:text-properties fo:color="#000000" style:font-name="TlwgMono" fo:font-size="13pt" officeooo:rsid="00104a44" officeooo:paragraph-rsid="00114e47" style:font-size-asian="13pt" style:font-size-complex="13pt" style:font-weight-complex="bold"/>
    </style:style>
    <style:style style:name="P72" style:family="paragraph" style:parent-style-name="Standard" style:list-style-name="L1">
      <style:paragraph-properties fo:line-height="150%" fo:text-align="start" style:justify-single-word="false"/>
      <style:text-properties officeooo:paragraph-rsid="00104a44"/>
    </style:style>
    <style:style style:name="P73" style:family="paragraph" style:parent-style-name="Standard" style:list-style-name="L4">
      <style:paragraph-properties fo:line-height="150%" fo:text-align="start" style:justify-single-word="false"/>
      <style:text-properties officeooo:paragraph-rsid="00114e47"/>
    </style:style>
    <style:style style:name="P74" style:family="paragraph" style:parent-style-name="Standard" style:list-style-name="L7">
      <style:paragraph-properties fo:line-height="150%" fo:text-align="start" style:justify-single-word="false"/>
      <style:text-properties officeooo:paragraph-rsid="00114e47"/>
    </style:style>
    <style:style style:name="P75" style:family="paragraph" style:parent-style-name="Standard" style:list-style-name="L8">
      <style:paragraph-properties fo:line-height="150%" fo:text-align="start" style:justify-single-word="false"/>
      <style:text-properties officeooo:paragraph-rsid="00114e47"/>
    </style:style>
    <style:style style:name="P76" style:family="paragraph" style:parent-style-name="Standard" style:list-style-name="WWNum40">
      <style:paragraph-properties fo:line-height="150%" fo:text-align="justify" style:justify-single-word="false"/>
      <style:text-properties officeooo:paragraph-rsid="00136576"/>
    </style:style>
    <style:style style:name="P77" style:family="paragraph" style:parent-style-name="Standard">
      <style:paragraph-properties fo:line-height="150%" fo:text-align="center" style:justify-single-word="false"/>
      <style:text-properties officeooo:paragraph-rsid="0015e34e"/>
    </style:style>
    <style:style style:name="P78" style:family="paragraph" style:parent-style-name="Standard">
      <style:paragraph-properties fo:line-height="150%"/>
      <style:text-properties officeooo:paragraph-rsid="0015e34e"/>
    </style:style>
    <style:style style:name="P79" style:family="paragraph" style:parent-style-name="Standard" style:list-style-name="L2">
      <style:paragraph-properties fo:line-height="150%" fo:text-align="start" style:justify-single-word="false"/>
      <style:text-properties style:font-name="TlwgMono" fo:font-size="13pt" fo:font-style="italic" officeooo:paragraph-rsid="00114e47" style:font-size-asian="13pt" style:font-style-asian="italic" style:font-size-complex="13pt" style:font-style-complex="italic"/>
    </style:style>
    <style:style style:name="P80" style:family="paragraph" style:parent-style-name="Standard" style:list-style-name="L2">
      <style:paragraph-properties fo:line-height="150%" fo:text-align="start" style:justify-single-word="false"/>
      <style:text-properties fo:font-variant="normal" fo:text-transform="none" fo:color="#000000" style:text-position="0% 100%" style:font-name="TlwgMono" fo:font-size="13pt" fo:font-style="italic" fo:font-weight="normal" officeooo:rsid="00104a44" officeooo:paragraph-rsid="00114e47" style:font-size-asian="13pt" style:font-style-asian="italic" style:font-weight-asian="normal" style:font-size-complex="13pt" style:font-style-complex="italic" style:font-weight-complex="normal"/>
    </style:style>
    <style:style style:name="P8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position="0% 100%" style:font-name="TlwgMono" fo:font-size="13pt" fo:font-style="italic" fo:font-weight="normal" officeooo:rsid="00104a44" officeooo:paragraph-rsid="00114e47" style:font-size-asian="13pt" style:font-style-asian="italic" style:font-weight-asian="normal" style:font-size-complex="13pt" style:font-style-complex="italic" style:font-weight-complex="normal"/>
    </style:style>
    <style:style style:name="P82" style:family="paragraph" style:parent-style-name="Standard">
      <style:paragraph-properties fo:line-height="150%" fo:text-align="center" style:justify-single-word="false"/>
      <style:text-properties fo:font-variant="normal" fo:text-transform="none" fo:color="#ff0000" style:text-position="0% 100%" fo:font-size="14pt" fo:font-weight="bold" officeooo:paragraph-rsid="0015e34e" style:font-size-asian="14pt" style:font-weight-asian="bold" style:font-size-complex="14pt" style:font-weight-complex="bold"/>
    </style:style>
    <style:style style:name="P83" style:family="paragraph" style:parent-style-name="Standard">
      <style:text-properties officeooo:paragraph-rsid="0015e34e"/>
    </style:style>
    <style:style style:name="P84" style:family="paragraph" style:parent-style-name="Standard">
      <style:text-properties officeooo:paragraph-rsid="0017a62f"/>
    </style:style>
    <style:style style:name="P85" style:family="paragraph" style:parent-style-name="Standard">
      <style:text-properties fo:font-size="12pt" officeooo:rsid="0015e34e" officeooo:paragraph-rsid="0015e34e" style:font-size-asian="12pt" style:font-size-complex="12pt"/>
    </style:style>
    <style:style style:name="P86" style:family="paragraph" style:parent-style-name="Standard">
      <style:text-properties fo:font-size="12pt" officeooo:rsid="0015e34e" officeooo:paragraph-rsid="0017a62f" style:font-size-asian="12pt" style:font-size-complex="12pt"/>
    </style:style>
    <style:style style:name="P87" style:family="paragraph" style:parent-style-name="Standard">
      <style:text-properties fo:font-size="12pt" officeooo:rsid="00167d04" officeooo:paragraph-rsid="00167d04" style:font-size-asian="12pt" style:font-size-complex="12pt"/>
    </style:style>
    <style:style style:name="P88" style:family="paragraph" style:parent-style-name="Standard">
      <style:text-properties fo:font-size="12pt" officeooo:rsid="00167d04" officeooo:paragraph-rsid="0017a62f" style:font-size-asian="12pt" style:font-size-complex="12pt"/>
    </style:style>
    <style:style style:name="P89" style:family="paragraph" style:parent-style-name="Standard">
      <style:text-properties fo:font-size="12pt" officeooo:paragraph-rsid="0015e34e" style:font-size-asian="12pt" style:font-size-complex="12pt"/>
    </style:style>
    <style:style style:name="P90" style:family="paragraph" style:parent-style-name="Standard">
      <style:text-properties fo:font-size="12pt" officeooo:paragraph-rsid="0017a62f" style:font-size-asian="12pt" style:font-size-complex="12pt"/>
    </style:style>
    <style:style style:name="P91" style:family="paragraph" style:parent-style-name="Standard">
      <style:text-properties fo:font-size="12pt" officeooo:rsid="0017a62f" officeooo:paragraph-rsid="0017a62f" style:font-size-asian="12pt" style:font-size-complex="12pt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officeooo:paragraph-rsid="000e23fc"/>
    </style:style>
    <style:style style:name="P9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officeooo:rsid="0014056e" officeooo:paragraph-rsid="0014056e"/>
    </style:style>
    <style:style style:name="P94" style:family="paragraph" style:parent-style-name="Footer">
      <style:paragraph-properties fo:line-height="150%" fo:text-align="start" style:justify-single-word="false"/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P95" style:family="paragraph" style:parent-style-name="Footer">
      <style:paragraph-properties fo:line-height="150%" fo:text-align="start" style:justify-single-word="false"/>
      <style:text-properties fo:font-variant="normal" fo:text-transform="none" style:text-position="0% 100%" fo:font-size="14pt" fo:font-weight="normal" officeooo:rsid="0015e34e" officeooo:paragraph-rsid="0015e34e" style:font-size-asian="14pt" style:font-weight-asian="normal" style:font-size-complex="14pt" style:font-weight-complex="normal"/>
    </style:style>
    <style:style style:name="P96" style:family="paragraph" style:parent-style-name="Footer" style:list-style-name="L9">
      <style:paragraph-properties fo:line-height="150%" fo:text-align="start" style:justify-single-word="false"/>
      <style:text-properties officeooo:rsid="0015e34e" officeooo:paragraph-rsid="0015e34e"/>
    </style:style>
    <style:style style:name="P97" style:family="paragraph" style:parent-style-name="Footer">
      <style:paragraph-properties fo:line-height="150%" fo:text-align="start" style:justify-single-word="false"/>
      <style:text-properties officeooo:rsid="0015e34e" officeooo:paragraph-rsid="0015e34e"/>
    </style:style>
    <style:style style:name="P98" style:family="paragraph" style:parent-style-name="Normal_20__28_Web_29_" style:list-style-name="WWNum15">
      <style:paragraph-properties fo:margin-left="0.63cm" fo:margin-right="0cm" fo:margin-top="0cm" fo:margin-bottom="0.018cm" loext:contextual-spacing="false" fo:text-indent="-0.63cm" style:auto-text-indent="false"/>
      <style:text-properties officeooo:paragraph-rsid="000e23fc"/>
    </style:style>
    <style:style style:name="P99" style:family="paragraph" style:parent-style-name="Normal_20__28_Web_29_" style:list-style-name="WWNum15">
      <loext:graphic-properties draw:fill="solid" draw:fill-color="#ffffff"/>
      <style:paragraph-properties fo:margin-left="0.63cm" fo:margin-right="0cm" fo:margin-top="0cm" fo:margin-bottom="0.018cm" loext:contextual-spacing="false" fo:text-indent="-0.63cm" style:auto-text-indent="false" fo:background-color="#ffffff"/>
      <style:text-properties fo:color="#000000" style:font-name="Helvetica1" officeooo:paragraph-rsid="000e23fc" style:font-name-asian="Calibri1"/>
    </style:style>
    <style:style style:name="P100" style:family="paragraph" style:parent-style-name="Normal_20__28_Web_29_" style:list-style-name="WWNum15">
      <loext:graphic-properties draw:fill="solid" draw:fill-color="#ffffff"/>
      <style:paragraph-properties fo:margin-top="0cm" fo:margin-bottom="0.018cm" loext:contextual-spacing="false" fo:background-color="#ffffff"/>
      <style:text-properties fo:color="#000000" style:font-name="Helvetica1" officeooo:paragraph-rsid="000e23fc" style:font-name-asian="Calibri1"/>
    </style:style>
    <style:style style:name="P101" style:family="paragraph" style:parent-style-name="Normal_20__28_Web_29_" style:list-style-name="WWNum15">
      <loext:graphic-properties draw:fill="solid" draw:fill-color="#ffffff"/>
      <style:paragraph-properties fo:margin-top="0cm" fo:margin-bottom="0.018cm" loext:contextual-spacing="false" fo:text-align="center" style:justify-single-word="false" fo:background-color="#ffffff"/>
      <style:text-properties officeooo:paragraph-rsid="000e23f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23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officeooo:rsid="00104a44" style:font-size-asian="14pt" style:font-size-complex="14pt" style:font-weight-complex="bold"/>
    </style:style>
    <style:style style:name="T7" style:family="text">
      <style:text-properties fo:color="#000000" fo:font-size="14pt" officeooo:rsid="000e23fc" style:font-size-asian="14pt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136576" style:font-size-asian="14pt" style:font-weight-asian="bold" style:font-size-complex="14pt"/>
    </style:style>
    <style:style style:name="T11" style:family="text">
      <style:text-properties fo:color="#000000" fo:font-size="14pt" fo:language="en" fo:country="US" style:font-size-asian="14pt" style:font-size-complex="14pt"/>
    </style:style>
    <style:style style:name="T12" style:family="text">
      <style:text-properties fo:color="#000000" fo:font-size="14pt" fo:language="en" fo:country="US" style:font-name-asian="Calibri1" style:font-size-asian="14pt" style:font-size-complex="14pt" style:font-style-complex="italic"/>
    </style:style>
    <style:style style:name="T13" style:family="text">
      <style:text-properties fo:color="#000000" fo:font-size="14pt" fo:language="en" fo:country="US" fo:font-style="italic" style:font-name-asian="Calibri1" style:font-size-asian="14pt" style:font-style-asian="italic" style:font-size-complex="14pt" style:font-style-complex="italic"/>
    </style:style>
    <style:style style:name="T14" style:family="text">
      <style:text-properties fo:color="#000000" fo:font-size="14pt" style:font-name-asian="Calibri1" style:font-size-asian="14pt" style:font-size-complex="14pt" style:font-style-complex="italic"/>
    </style:style>
    <style:style style:name="T15" style:family="text">
      <style:text-properties fo:color="#000000" fo:font-size="14pt" officeooo:rsid="0014056e" style:font-name-asian="Calibri1" style:font-size-asian="14pt" style:font-size-complex="14pt" style:font-style-complex="italic"/>
    </style:style>
    <style:style style:name="T16" style:family="text">
      <style:text-properties fo:color="#000000" style:font-name="Helvetica1" style:font-name-asian="Calibri1"/>
    </style:style>
    <style:style style:name="T17" style:family="text">
      <style:text-properties fo:color="#000000" style:font-name="Helvetica1" fo:font-size="14pt" officeooo:rsid="000e23fc" style:font-name-asian="Calibri1" style:font-size-asian="14pt" style:font-size-complex="14pt" style:font-weight-complex="bold"/>
    </style:style>
    <style:style style:name="T18" style:family="text">
      <style:text-properties fo:color="#000000" style:font-name="Helvetica1" fo:language="en" fo:country="US" style:font-name-asian="Calibri1"/>
    </style:style>
    <style:style style:name="T1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18pt" fo:font-weight="bold" officeooo:rsid="000e23fc" style:font-size-asian="18pt" style:font-weight-asian="bold" style:font-size-complex="18pt" style:font-weight-complex="bold"/>
    </style:style>
    <style:style style:name="T21" style:family="text">
      <style:text-properties fo:color="#000000" style:font-name="TlwgMono" fo:font-size="13pt" fo:font-style="italic" officeooo:rsid="00104a44" style:font-size-asian="13pt" style:font-style-asian="italic" style:font-size-complex="13pt" style:font-style-complex="italic" style:font-weight-complex="bold"/>
    </style:style>
    <style:style style:name="T22" style:family="text">
      <style:text-properties fo:text-transform="uppercase" style:font-size-complex="14pt"/>
    </style:style>
    <style:style style:name="T23" style:family="text"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text-transform="uppercase" style:text-position="0% 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text-transform="uppercase" fo:font-size="14pt" style:font-size-asian="14pt" style:font-size-complex="14pt"/>
    </style:style>
    <style:style style:name="T26" style:family="text">
      <style:text-properties fo:text-transform="uppercase" style:font-name="Monaco" fo:font-size="14pt" officeooo:rsid="00167d04" style:font-size-asian="14pt" style:font-size-complex="14pt"/>
    </style:style>
    <style:style style:name="T27" style:family="text">
      <style:text-properties fo:font-variant="normal" fo:text-transform="none" fo:font-size="14pt" style:font-size-asian="14pt" style:font-size-complex="14pt"/>
    </style:style>
    <style:style style:name="T28" style:family="text">
      <style:text-properties fo:font-variant="normal" fo:text-transform="none" fo:font-size="14pt" officeooo:rsid="00114e47" style:font-size-asian="14pt" style:font-size-complex="14pt"/>
    </style:style>
    <style:style style:name="T29" style:family="text">
      <style:text-properties fo:font-variant="normal" fo:text-transform="none" fo:color="#000000" fo:font-size="14pt" style:font-size-asian="14pt" style:font-size-complex="14pt"/>
    </style:style>
    <style:style style:name="T30" style:family="text">
      <style:text-properties fo:font-variant="normal" fo:text-transform="none" fo:color="#000000" style:text-position="0% 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text-position="0% 100%" fo:font-size="14pt" fo:language="en" fo:country="US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text-position="0% 100%" fo:font-size="14pt" fo:language="en" fo:country="US" fo:font-weight="normal" officeooo:rsid="00136576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text-position="0% 100%" fo:font-weight="normal" officeooo:rsid="00104a44" style:font-weight-asian="normal" style:font-weight-complex="normal"/>
    </style:style>
    <style:style style:name="T34" style:family="text">
      <style:text-properties fo:font-variant="normal" fo:text-transform="none" fo:color="#000000" style:text-position="0% 100%" style:font-name="TlwgMono" fo:font-size="13pt" fo:font-style="italic" fo:font-weight="normal" officeooo:rsid="00104a44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variant="normal" fo:text-transform="none" style:text-position="0% 100%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style:text-position="0% 100%" fo:font-size="14pt" fo:font-weight="normal" officeooo:rsid="00167d04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variant="normal" fo:text-transform="none" style:text-position="0% 100%" fo:font-size="18pt" fo:font-weight="bold" officeooo:rsid="00104a44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style:text-position="0% 100%" fo:font-weight="normal" officeooo:rsid="00104a44" style:font-weight-asian="normal" style:font-weight-complex="normal"/>
    </style:style>
    <style:style style:name="T40" style:family="text">
      <style:text-properties fo:color="#ff0000" fo:font-size="14pt" style:font-size-asian="14pt" style:font-size-complex="14pt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officeooo:rsid="00104a44" style:font-weight-asian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TlwgMono"/>
    </style:style>
    <style:style style:name="T45" style:family="text">
      <style:text-properties style:font-name="TlwgMono" fo:font-size="13pt" fo:font-style="italic" officeooo:rsid="00104a44" style:font-size-asian="13pt" style:font-style-asian="italic" style:font-size-complex="13pt" style:font-style-complex="italic"/>
    </style:style>
    <style:style style:name="T46" style:family="text">
      <style:text-properties officeooo:rsid="00127ea3"/>
    </style:style>
    <style:style style:name="T47" style:family="text">
      <style:text-properties officeooo:rsid="00136576"/>
    </style:style>
    <style:style style:name="T48" style:family="text">
      <style:text-properties style:font-name="Monaco"/>
    </style:style>
    <style:style style:name="T49" style:family="text">
      <style:text-properties style:font-name="Monaco" fo:font-size="8pt" style:font-size-asian="8pt"/>
    </style:style>
    <style:style style:name="T50" style:family="text">
      <style:text-properties style:font-name="Monaco" fo:font-size="8pt" style:font-size-asian="8pt" style:font-size-complex="8pt"/>
    </style:style>
    <style:style style:name="T51" style:family="text">
      <style:text-properties style:font-name="Monaco" fo:font-size="8pt" officeooo:rsid="00167d04" style:font-size-asian="8pt"/>
    </style:style>
    <style:style style:name="T52" style:family="text">
      <style:text-properties style:font-name="Monaco" fo:font-size="8pt" officeooo:rsid="0017a62f" style:font-size-asian="8pt"/>
    </style:style>
    <style:style style:name="T53" style:family="text">
      <style:text-properties style:font-name="Monaco" fo:font-size="8pt" fo:language="en" fo:country="US" style:font-size-asian="8pt" style:font-size-complex="8pt"/>
    </style:style>
    <style:style style:name="T54" style:family="text">
      <style:text-properties style:font-name="Monaco" fo:font-size="9pt" style:font-size-asian="9pt" style:font-size-complex="9pt"/>
    </style:style>
    <style:style style:name="T55" style:family="text">
      <style:text-properties style:font-name="Monaco" fo:font-size="9pt" fo:language="en" fo:country="US" style:font-size-asian="9pt" style:font-size-complex="9pt"/>
    </style:style>
    <style:style style:name="T56" style:family="text">
      <style:text-properties style:font-name="Monaco" officeooo:rsid="00167d04"/>
    </style:style>
    <style:style style:name="T57" style:family="text">
      <style:text-properties style:font-name="Monaco" fo:language="en" fo:country="US"/>
    </style:style>
    <style:style style:name="T58" style:family="text">
      <style:text-properties style:font-name="Monaco" officeooo:rsid="0017a62f"/>
    </style:style>
    <style:style style:name="T59" style:family="text">
      <style:text-properties officeooo:rsid="0018a5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tab/><text:tab/><text:tab/><text:tab/>МИНОБРНАУКИ РОССИИ</text:p>
      <text:p text:style-name="P9">Санкт-Петербургский государственный</text:p>
      <text:p text:style-name="P9">электротехнический университет </text:p>
      <text:p text:style-name="P9">«ЛЭТИ» им. В.И. Ульянова (Ленина)</text:p>
      <text:p text:style-name="P6"><text:span text:style-name="T3">Кафедра </text:span><text:span text:style-name="T8">МОЭВМ</text:span></text:p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48"><text:span text:style-name="Название_20_книги"><text:span text:style-name="T22">Курсовая РАБОТА </text:span></text:span></text:p>
      <text:p text:style-name="P6"><text:span text:style-name="T3">по дисциплине «</text:span><text:span text:style-name="T8">Про</text:span><text:span text:style-name="T10">г</text:span><text:span text:style-name="T8">раммирование</text:span><text:span text:style-name="T3">»</text:span></text:p>
      <text:p text:style-name="P6"><text:span text:style-name="Название_20_книги"><text:span text:style-name="T27">Тема: </text:span></text:span><text:span text:style-name="Название_20_книги"><text:span text:style-name="T28">Л</text:span></text:span><text:span text:style-name="Название_20_книги"><text:span text:style-name="T29">инейные связанные списки</text:span></text:span></text:p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1">Студент гр. </text:span><text:span text:style-name="T4">6303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26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26">Берленко Т.А.</text:p>
          </table:table-cell>
        </table:table-row>
      </table:table>
      <text:p text:style-name="P16"/>
      <text:p text:style-name="P16"/>
      <text:p text:style-name="P16">Санкт-Петербург</text:p>
      <text:p text:style-name="P28">2016<text:line-break/></text:p>
      <text:p text:style-name="P7"><text:soft-page-break/><text:span text:style-name="T9"><text:tab/><text:tab/><text:tab/><text:tab/><text:tab/> <text:s text:c="3"/></text:span><text:span text:style-name="T23">ЗАДАНИЕ</text:span></text:p>
      <text:p text:style-name="P10">на курсовую работу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8"><text:span text:style-name="T1">Студент </text:span><text:span text:style-name="T2">Гречков</text:span><text:span text:style-name="T4"> </text:span><text:span text:style-name="T7">С</text:span><text:span text:style-name="T4">.</text:span><text:span text:style-name="T7">Д</text:span><text:span text:style-name="T4">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8"><text:span text:style-name="T1">Группа </text:span><text:span text:style-name="T4">6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8"><text:span text:style-name="T1">Тема работы: </text:span><text:span text:style-name="T4">Линейные списки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21">Содержание пояснительной записки:</text:p>
            <text:list xml:id="list5350522374796338673" text:style-name="WWNum43">
              <text:list-item>
                <text:p text:style-name="P63">Содержание </text:p>
              </text:list-item>
              <text:list-item>
                <text:p text:style-name="P63">Введение </text:p>
              </text:list-item>
              <text:list-item>
                <text:p text:style-name="P62"><text:span text:style-name="T4">О</text:span><text:span text:style-name="T5">писание функций, необходимых для работы с двунаправленным линейным списком</text:span><text:span text:style-name="T4"> </text:span></text:p>
              </text:list-item>
              <text:list-item>
                <text:p text:style-name="P62"><text:span text:style-name="T4">Описание функций </text:span><text:span text:style-name="T7">поиска подстроки</text:span><text:span text:style-name="T4"> списка</text:span><text:span text:style-name="T11"> </text:span></text:p>
              </text:list-item>
              <text:list-item>
                <text:p text:style-name="P63">Примеры работы программы </text:p>
              </text:list-item>
              <text:list-item>
                <text:p text:style-name="P63">Заключение</text:p>
              </text:list-item>
              <text:list-item>
                <text:p text:style-name="P63">Список использованных источников</text:p>
              </text:list-item>
              <text:list-item>
                <text:p text:style-name="P64">Приложение А. Исходный код программы</text:p>
              </text:list-item>
            </text:list>
            <text:p text:style-name="P52"/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4">Предполагаемый объем пояснительной записки:</text:p>
            <text:p text:style-name="P8"><text:span text:style-name="T1">Не менее </text:span><text:span text:style-name="T4">10</text:span><text:span text:style-name="T40"> </text:span><text:span text:style-name="T1">страниц.</text:span></text:p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35">Дата выдачи задания: 02.12.2016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8"><text:span text:style-name="T4">Дата сдачи реферата: </text:span><text:span text:style-name="T7">23</text:span><text:span text:style-name="T11">.12.2016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8"><text:span text:style-name="T4">Дата защиты реферата: </text:span><text:span text:style-name="T7">23</text:span><text:span text:style-name="T4">.12.2016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21">Студент</text:p>
          </table:table-cell>
          <table:table-cell table:style-name="Таблица2.B10" office:value-type="string">
            <text:p text:style-name="P21"/>
          </table:table-cell>
          <table:table-cell table:style-name="Таблица2.A10" office:value-type="string">
            <text:p text:style-name="P45"><text:span text:style-name="T7">Гречков</text:span><text:span text:style-name="T4"> </text:span><text:span text:style-name="T7">С</text:span><text:span text:style-name="T4">.</text:span><text:span text:style-name="T7">Д</text:span><text:span text:style-name="T4">.</text:span></text:p>
          </table:table-cell>
        </table:table-row>
        <table:table-row table:style-name="Таблица2.10">
          <table:table-cell table:style-name="Таблица2.A10" office:value-type="string">
            <text:p text:style-name="P21">Преподаватель</text:p>
          </table:table-cell>
          <table:table-cell table:style-name="Таблица2.B11" office:value-type="string">
            <text:p text:style-name="P21"/>
          </table:table-cell>
          <table:table-cell table:style-name="Таблица2.A10" office:value-type="string">
            <text:p text:style-name="P27">Берленко Т.А.</text:p>
          </table:table-cell>
        </table:table-row>
      </table:table>
      <text:p text:style-name="P56">Аннотация</text:p>
      <text:p text:style-name="P53"/>
      <text:p text:style-name="P92"><text:span text:style-name="T4">В данной работе была разработана программа на </text:span><text:span text:style-name="T14">языке программирования </text:span><text:span text:style-name="T12">C, которая позволяет работать с набором функций, отвечающих за</text:span><text:span text:style-name="T13"> </text:span><text:span text:style-name="T14">список музыкальных композиций. <text:s/>Для функционирования списка были созданы и описаны необходимые функции, позволяющие добавлять, удалять и выводить элементы списка и их количество в консоль, а также описана структура элемента списка. <text:s/></text:span><text:span text:style-name="T15">Для задания по курсовой работе была создана функция, цель которой найти и удалить все элементы, в поле Author которых содержится введённая пользователем подстрока.</text:span></text:p>
      <text:p text:style-name="P93"><text:span text:style-name="T14">Для проверки работоспособности программы были созданы тестовые данные, были приведены результаты работы программы с этими данными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6">содержание</text:p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8">Введение</text:p>
          </table:table-cell>
          <table:table-cell table:style-name="Таблица3.A1" office:value-type="string">
            <text:p text:style-name="P20">5</text:p>
          </table:table-cell>
        </table:table-row>
        <table:table-row table:style-name="Таблица3.1">
          <table:table-cell table:style-name="Таблица3.A1" office:value-type="string">
            <text:p text:style-name="P18">1.</text:p>
          </table:table-cell>
          <table:table-cell table:style-name="Таблица3.A1" office:value-type="string">
            <text:p text:style-name="P30">Описание функций, необходимых для работы с двунаправленным линейным списком</text:p>
          </table:table-cell>
          <table:table-cell table:style-name="Таблица3.A1" office:value-type="string">
            <text:p text:style-name="P20">5</text:p>
          </table:table-cell>
        </table:table-row>
        <table:table-row table:style-name="Таблица3.1">
          <table:table-cell table:style-name="Таблица3.A1" office:value-type="string">
            <text:p text:style-name="P57">1.1.</text:p>
          </table:table-cell>
          <table:table-cell table:style-name="Таблица3.A1" office:value-type="string">
            <text:p text:style-name="P8"><text:span text:style-name="T5">Создание</text:span><text:span text:style-name="T9"> </text:span><text:span text:style-name="T5">элемента</text:span></text:p>
          </table:table-cell>
          <table:table-cell table:style-name="Таблица3.A1" office:value-type="string">
            <text:p text:style-name="P37">5</text:p>
          </table:table-cell>
        </table:table-row>
        <table:table-row table:style-name="Таблица3.4">
          <table:table-cell table:style-name="Таблица3.A1" office:value-type="string">
            <text:p text:style-name="P57">1.2.</text:p>
          </table:table-cell>
          <table:table-cell table:style-name="Таблица3.A1" office:value-type="string">
            <text:p text:style-name="P30">Создание двунаправленного списка связанных элементов</text:p>
          </table:table-cell>
          <table:table-cell table:style-name="Таблица3.A1" office:value-type="string">
            <text:p text:style-name="P29">6</text:p>
          </table:table-cell>
        </table:table-row>
        <table:table-row table:style-name="Таблица3.1">
          <table:table-cell table:style-name="Таблица3.A1" office:value-type="string">
            <text:p text:style-name="P57">1.3.</text:p>
          </table:table-cell>
          <table:table-cell table:style-name="Таблица3.A1" office:value-type="string">
            <text:p text:style-name="P23">Добавление элемента в конец списка</text:p>
          </table:table-cell>
          <table:table-cell table:style-name="Таблица3.A1" office:value-type="string">
            <text:p text:style-name="P29">6</text:p>
          </table:table-cell>
        </table:table-row>
        <table:table-row table:style-name="Таблица3.1">
          <table:table-cell table:style-name="Таблица3.A1" office:value-type="string">
            <text:p text:style-name="P57">1.4.</text:p>
          </table:table-cell>
          <table:table-cell table:style-name="Таблица3.A1" office:value-type="string">
            <text:p text:style-name="P23">Удаление элементов из списка</text:p>
          </table:table-cell>
          <table:table-cell table:style-name="Таблица3.A1" office:value-type="string">
            <text:p text:style-name="P29">7</text:p>
          </table:table-cell>
        </table:table-row>
        <table:table-row table:style-name="Таблица3.1">
          <table:table-cell table:style-name="Таблица3.A1" office:value-type="string">
            <text:p text:style-name="P57">1.5.</text:p>
          </table:table-cell>
          <table:table-cell table:style-name="Таблица3.A1" office:value-type="string">
            <text:p text:style-name="P23">Подсчет количества элементов в списке</text:p>
          </table:table-cell>
          <table:table-cell table:style-name="Таблица3.A1" office:value-type="string">
            <text:p text:style-name="P34">8</text:p>
          </table:table-cell>
        </table:table-row>
        <table:table-row table:style-name="Таблица3.8">
          <table:table-cell table:style-name="Таблица3.A1" office:value-type="string">
            <text:p text:style-name="P57">1.6.</text:p>
          </table:table-cell>
          <table:table-cell table:style-name="Таблица3.A1" office:value-type="string">
            <text:p text:style-name="P23">Вывод элементов списка в консоль</text:p>
          </table:table-cell>
          <table:table-cell table:style-name="Таблица3.A1" office:value-type="string">
            <text:p text:style-name="P34">9</text:p>
          </table:table-cell>
        </table:table-row>
        <table:table-row table:style-name="Таблица3.1">
          <table:table-cell table:style-name="Таблица3.A1" office:value-type="string">
            <text:p text:style-name="P18">2.</text:p>
          </table:table-cell>
          <table:table-cell table:style-name="Таблица3.A1" office:value-type="string">
            <text:p text:style-name="P33">Форматирование списка</text:p>
          </table:table-cell>
          <table:table-cell table:style-name="Таблица3.A1" office:value-type="string">
            <text:p text:style-name="P37">9</text:p>
          </table:table-cell>
        </table:table-row>
        <table:table-row table:style-name="Таблица3.1">
          <table:table-cell table:style-name="Таблица3.A1" office:value-type="string">
            <text:p text:style-name="P51"><text:s text:c="2"/>2.1</text:p>
          </table:table-cell>
          <table:table-cell table:style-name="Таблица3.A1" office:value-type="string">
            <text:p text:style-name="P33">Поиск введенной подстроки в имя композиции</text:p>
          </table:table-cell>
          <table:table-cell table:style-name="Таблица3.A1" office:value-type="string">
            <text:p text:style-name="P37">9</text:p>
          </table:table-cell>
        </table:table-row>
        <table:table-row table:style-name="Таблица3.11">
          <table:table-cell table:style-name="Таблица3.A1" office:value-type="string">
            <text:p text:style-name="P18"><text:s text:c="2"/>2.2.</text:p>
          </table:table-cell>
          <table:table-cell table:style-name="Таблица3.A1" office:value-type="string">
            <text:p text:style-name="P25">Проверка на вхождение элемента в список</text:p>
          </table:table-cell>
          <table:table-cell table:style-name="Таблица3.A1" office:value-type="string">
            <text:p text:style-name="P34">10</text:p>
          </table:table-cell>
        </table:table-row>
        <table:table-row table:style-name="Таблица3.11">
          <table:table-cell table:style-name="Таблица3.A1" office:value-type="string">
            <text:p text:style-name="P18"><text:s text:c="11"/></text:p>
          </table:table-cell>
          <table:table-cell table:style-name="Таблица3.A1" office:value-type="string">
            <text:p text:style-name="P24">Исходный код программы</text:p>
          </table:table-cell>
          <table:table-cell table:style-name="Таблица3.A1" office:value-type="string">
            <text:p text:style-name="P29">1<text:span text:style-name="T47">1</text:span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9">Примеры работы программы</text:p>
          </table:table-cell>
          <table:table-cell table:style-name="Таблица3.A1" office:value-type="string">
            <text:p text:style-name="P36">1<text:span text:style-name="T47">9</text:span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8">Список использованных источников</text:p>
          </table:table-cell>
          <table:table-cell table:style-name="Таблица3.A1" office:value-type="string">
            <text:p text:style-name="P37">2<text:span text:style-name="T59">1</text:span>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33">Заключение</text:p>
          </table:table-cell>
          <table:table-cell table:style-name="Таблица3.A1" office:value-type="string">
            <text:p text:style-name="P37">2<text:span text:style-name="T59">1</text:span></text:p>
          </table:table-cell>
        </table:table-row>
      </table:table>
      <text:p text:style-name="P38"><text:line-break/></text:p>
      <text:p text:style-name="P49"/>
      <text:p text:style-name="P50">Введение</text:p>
      <text:p text:style-name="P58">Необходимо создать линейный связанный список музыкальных композиций и интерфейс для работы с ним, в этой работе это набор функций.<text:line-break/>Элемент списка представляет собой структуру вида struct MusicalComposition,<text:line-break/>Которая хранит данные о названии музыкального произведения (name), об авторе (author), о годе выпуска (year) и <text:span text:style-name="T47">об </text:span>указател<text:span text:style-name="T47">ях</text:span> на следующий (next) и предыдущий(prev) элемент списка.</text:p>
      <text:p text:style-name="P32"/>
      <text:p text:style-name="P59">Необходимые функции для работы со списком:<text:line-break/></text:p>
      <text:list xml:id="list1603853872022349302" text:style-name="WWNum15">
        <text:list-item>
          <text:p text:style-name="P98"><text:span text:style-name="T16">Создание элемента типа </text:span><text:span text:style-name="T18">MusicalComposition</text:span></text:p>
        </text:list-item>
        <text:list-item>
          <text:p text:style-name="P98"><text:span text:style-name="T16">Создание двунаправленного списка связанных элементов типа </text:span><text:span text:style-name="T18">MusicalComposition</text:span></text:p>
        </text:list-item>
        <text:list-item>
          <text:p text:style-name="P99">Добавление элемента в конец списка</text:p>
        </text:list-item>
        <text:list-item>
          <text:p text:style-name="P100">Удаление определенного элемента (или элементов) из списка</text:p>
        </text:list-item>
        <text:list-item>
          <text:p text:style-name="P100">Подсчет количества элементов в списке</text:p>
        </text:list-item>
        <text:list-item>
          <text:p text:style-name="P100">Вывод элементов списка в консоль</text:p>
          <text:p text:style-name="P101"><text:span text:style-name="T17"><text:line-break/></text:span><text:span text:style-name="T5"><text:line-break/><text:tab/><text:line-break/></text:span><text:span text:style-name="T19">Описание </text:span><text:span text:style-name="T20">функций </text:span><text:span text:style-name="T19">программы</text:span></text:p>
        </text:list-item>
      </text:list>
      <text:list xml:id="list6218560872229447445" text:style-name="L1">
        <text:list-item>
          <text:p text:style-name="P72"><text:span text:style-name="T5">Функция CreateMusicalComposition создаёт элемент структуры и сохраняет в него данные пользователя.<text:line-break/></text:span><text:span text:style-name="T34">MusicalComposition* createMusicalComposition(char* name, char* author, int year)</text:span></text:p>
        </text:list-item>
      </text:list>
      <text:p text:style-name="P46"><text:s text:c="4"/>{</text:p>
      <text:p text:style-name="P46"><text:s text:c="4"/>MusicalComposition *head = <text:s text:c="6"/><text:tab/>(MusicalComposition*)malloc(sizeof(MusicalComposition));</text:p>
      <text:p text:style-name="P46"><text:s text:c="5"/>head-&gt;name=name;</text:p>
      <text:p text:style-name="P46"><text:s text:c="5"/>head-&gt;author=author;</text:p>
      <text:p text:style-name="P46"><text:s text:c="5"/>head-&gt;year=year;</text:p>
      <text:p text:style-name="P46"><text:tab/>head-&gt;next=NULL;</text:p>
      <text:p text:style-name="P46"><text:soft-page-break/><text:s text:c="2"/><text:tab/>head-&gt;prev=NULL;</text:p>
      <text:p text:style-name="P46"><text:s/>return head; </text:p>
      <text:list xml:id="list768352686222078747" text:style-name="L2">
        <text:list-header>
          <text:p text:style-name="P80">}</text:p>
        </text:list-header>
        <text:list-item>
          <text:p text:style-name="P65">Функция CreateMusicalCompositionList вызывает функцию CreateMusicalComposition для каждой композиции, которая подаётся на входе, а затем связывает элементы между собой, формируя связанный список.</text:p>
          <text:p text:style-name="P79"><text:span text:style-name="T33">MusicalComposition* createMusicalCompositionList(char** array_names, char** array_authors, int* array_years, int n)<text:line-break/></text:span><text:span text:style-name="T39">{</text:span></text:p>
        </text:list-item>
      </text:list>
      <text:p text:style-name="P60"><text:s text:c="2"/>head = createMusicalComposition(array_names[0],array_authors[0],array_years[0]);</text:p>
      <text:p text:style-name="P46"><text:s text:c="4"/>MusicalComposition *ThisList = head;</text:p>
      <text:p text:style-name="P46"><text:s text:c="4"/>for (int i=1;i&lt;n;++i)</text:p>
      <text:p text:style-name="P46"><text:s text:c="3"/>{</text:p>
      <text:p text:style-name="P46"><text:s text:c="3"/>MusicalComposition *newList = <text:s text:c="6"/>createMusicalComposition(array_names[i],array_authors[i],arra <text:s/>y_years[i]);</text:p>
      <text:p text:style-name="P46"><text:s text:c="8"/>ThisList-&gt;next=newList;</text:p>
      <text:p text:style-name="P46"><text:s text:c="8"/>newList-&gt;prev=ThisList;</text:p>
      <text:p text:style-name="P46"><text:s text:c="8"/>ThisList=ThisList-&gt;next;</text:p>
      <text:p text:style-name="P46"><text:s text:c="2"/>}</text:p>
      <text:p text:style-name="P46"><text:s text:c="2"/>return head;</text:p>
      <text:p text:style-name="P81">}</text:p>
      <text:list xml:id="list173263999545495252" text:style-name="L3">
        <text:list-item>
          <text:p text:style-name="P66">Функция push позволяет добавлять новый элемент в конец связанного списка</text:p>
        </text:list-item>
      </text:list>
      <text:p text:style-name="P39"><text:soft-page-break/>void push(MusicalComposition* element)</text:p>
      <text:p text:style-name="P39">{</text:p>
      <text:p text:style-name="P39"><text:s text:c="2"/>MusicalComposition* test = head;</text:p>
      <text:p text:style-name="P39"><text:s text:c="2"/>MusicalComposition* teck = createMusicalComposition(element-&gt;name, element-&gt;author, element-&gt;year);</text:p>
      <text:p text:style-name="P39"><text:s text:c="2"/>if (head == NULL)</text:p>
      <text:p text:style-name="P39"><text:s text:c="2"/>{</text:p>
      <text:p text:style-name="P39"><text:s text:c="4"/>head=element;</text:p>
      <text:p text:style-name="P39"><text:s text:c="2"/>}</text:p>
      <text:p text:style-name="P39"><text:s text:c="2"/>else</text:p>
      <text:p text:style-name="P39"><text:s text:c="2"/>{</text:p>
      <text:p text:style-name="P39"><text:s text:c="2"/>while(test-&gt;next!=NULL)</text:p>
      <text:p text:style-name="P39"><text:s text:c="4"/>test=test-&gt;next;</text:p>
      <text:p text:style-name="P39"><text:s text:c="2"/>test-&gt;next=teck;</text:p>
      <text:p text:style-name="P39"><text:s text:c="2"/>teck-&gt;prev=test;</text:p>
      <text:p text:style-name="P40"><text:s text:c="2"/>}</text:p>
      <text:p text:style-name="P40">}</text:p>
      <text:list xml:id="list2582874964112650010" text:style-name="L4">
        <text:list-item>
          <text:p text:style-name="P73"><text:span text:style-name="T5">Функция removeEl позволяет найти и удалить любой элемент по его имени и удалить его из списка<text:line-break/></text:span><text:span text:style-name="T21">void removeEl( char* name_for_remove)</text:span></text:p>
        </text:list-item>
      </text:list>
      <text:p text:style-name="P39">{</text:p>
      <text:p text:style-name="P39">MusicalComposition *ptr;</text:p>
      <text:p text:style-name="P39">ptr=head;</text:p>
      <text:p text:style-name="P39">MusicalComposition* next;</text:p>
      <text:p text:style-name="P39">MusicalComposition* prev;</text:p>
      <text:p text:style-name="P39">while (elementInList(name_for_remove)==1) {</text:p>
      <text:p text:style-name="P39">ptr=head;</text:p>
      <text:p text:style-name="P39"><text:soft-page-break/>while (*ptr-&gt;name!=*name_for_remove) {</text:p>
      <text:p text:style-name="P39">ptr=ptr-&gt;next;</text:p>
      <text:p text:style-name="P39">}</text:p>
      <text:p text:style-name="P39">if (ptr==head) {</text:p>
      <text:p text:style-name="P39">head=head-&gt;next;</text:p>
      <text:p text:style-name="P39">}</text:p>
      <text:p text:style-name="P39">else if(ptr-&gt;next==NULL) {</text:p>
      <text:p text:style-name="P39">prev=ptr-&gt;prev;</text:p>
      <text:p text:style-name="P39">prev-&gt;next=NULL;</text:p>
      <text:p text:style-name="P39">free(ptr);</text:p>
      <text:p text:style-name="P39">}</text:p>
      <text:p text:style-name="P39">else{</text:p>
      <text:p text:style-name="P39">next=ptr-&gt;next;</text:p>
      <text:p text:style-name="P39">prev=ptr-&gt;prev;</text:p>
      <text:p text:style-name="P39">next-&gt;prev=prev;</text:p>
      <text:p text:style-name="P39">prev-&gt;next=next;</text:p>
      <text:p text:style-name="P39">free(ptr);</text:p>
      <text:p text:style-name="P39">}</text:p>
      <text:p text:style-name="P39">}</text:p>
      <text:p text:style-name="P41"/>
      <text:p text:style-name="P40">}</text:p>
      <text:list xml:id="list2496254358247828887" text:style-name="L5">
        <text:list-item>
          <text:p text:style-name="P67">Функция count считает количество элементов, которые находятся в списке</text:p>
        </text:list-item>
      </text:list>
      <text:p text:style-name="P39">int count()</text:p>
      <text:p text:style-name="P39">{</text:p>
      <text:p text:style-name="P39"><text:s text:c="2"/>MusicalComposition* test =head;</text:p>
      <text:p text:style-name="P39"><text:s text:c="2"/>int count=0;</text:p>
      <text:p text:style-name="P39"><text:s text:c="2"/>while(test!=NULL)</text:p>
      <text:p text:style-name="P39"><text:soft-page-break/><text:s text:c="4"/>{</text:p>
      <text:p text:style-name="P39"><text:s text:c="6"/>++count;</text:p>
      <text:p text:style-name="P39"><text:s text:c="6"/>test=test-&gt;next;</text:p>
      <text:p text:style-name="P39"><text:s text:c="4"/>}</text:p>
      <text:p text:style-name="P40"><text:s text:c="2"/>return count;</text:p>
      <text:p text:style-name="P40">}</text:p>
      <text:list xml:id="list1998558211287068385" text:style-name="L6">
        <text:list-item>
          <text:p text:style-name="P68">Функция print_names выводит в консоль текущее состояние списка</text:p>
        </text:list-item>
      </text:list>
      <text:p text:style-name="P42"><text:span text:style-name="T46">v</text:span>oid print_names()</text:p>
      <text:p text:style-name="P42">{ <text:s text:c="2"/></text:p>
      <text:p text:style-name="P42"><text:s text:c="2"/>MusicalComposition* test =head;</text:p>
      <text:p text:style-name="P42"><text:s text:c="2"/>while(test)</text:p>
      <text:p text:style-name="P42"><text:s text:c="2"/>{</text:p>
      <text:p text:style-name="P42"><text:s text:c="4"/>printf("%s\n",test-&gt;name);</text:p>
      <text:p text:style-name="P42"><text:s text:c="4"/>test=test-&gt;next;</text:p>
      <text:p text:style-name="P71"><text:s text:c="2"/>}</text:p>
      <text:p text:style-name="P71">}</text:p>
      <text:list xml:id="list6187688574770985985" text:style-name="L7">
        <text:list-item>
          <text:p text:style-name="P74"><text:span text:style-name="T5">Функция find_and_remove находит все элементы списка, в именах которых содержится подстрока, введённая пользователем, а затем удаляет эти элементы из списка <text:s/><text:line-break/></text:span><text:span text:style-name="T21">void find_and_remove(char* substring)</text:span></text:p>
        </text:list-item>
      </text:list>
      <text:p text:style-name="P39">{</text:p>
      <text:p text:style-name="P39"><text:s text:c="3"/>MusicalComposition* test= head;</text:p>
      <text:p text:style-name="P39"><text:s text:c="3"/>while(test)</text:p>
      <text:p text:style-name="P39"><text:s text:c="3"/>{ <text:s/></text:p>
      <text:p text:style-name="P39"><text:s text:c="6"/>if (strstr(test-&gt;name,substring)!=NULL)</text:p>
      <text:p text:style-name="P39"><text:s text:c="8"/>{</text:p>
      <text:p text:style-name="P39"><text:s text:c="10"/>removeEl(test-&gt;name);</text:p>
      <text:p text:style-name="P39"><text:s text:c="8"/>}</text:p>
      <text:p text:style-name="P39"><text:soft-page-break/><text:s text:c="5"/>test=test-&gt;next;</text:p>
      <text:p text:style-name="P39"><text:s text:c="3"/>}</text:p>
      <text:p text:style-name="P40">}</text:p>
      <text:list xml:id="list5482817908641228353" text:style-name="L8">
        <text:list-item>
          <text:p text:style-name="P75"><text:span text:style-name="T6">Функция int elementInList проверяет наличие элемента в списке<text:line-break/></text:span><text:span text:style-name="T21">int elementInList(char* element)</text:span></text:p>
        </text:list-item>
      </text:list>
      <text:p text:style-name="P39">{</text:p>
      <text:p text:style-name="P43"><text:s text:c="4"/><text:span text:style-name="T44">MusicalComposition *ptr;</text:span></text:p>
      <text:p text:style-name="P39"><text:s text:c="4"/>ptr=head;</text:p>
      <text:p text:style-name="P39"><text:s text:c="4"/>int flag=0;</text:p>
      <text:p text:style-name="P39"><text:s text:c="4"/>while (ptr!=NULL) {</text:p>
      <text:p text:style-name="P39"><text:s text:c="4"/>if (strcmp(ptr-&gt;name, element)==0) </text:p>
      <text:p text:style-name="P39"><text:s text:c="4"/>{</text:p>
      <text:p text:style-name="P39"><text:s text:c="4"/>flag=1;</text:p>
      <text:p text:style-name="P39"><text:s text:c="4"/>break;</text:p>
      <text:p text:style-name="P39"><text:s text:c="4"/>}</text:p>
      <text:p text:style-name="P39"><text:s text:c="4"/>else{</text:p>
      <text:p text:style-name="P39"><text:s text:c="4"/>ptr=ptr-&gt;next;</text:p>
      <text:p text:style-name="P39"><text:s text:c="4"/>}</text:p>
      <text:p text:style-name="P39"><text:s text:c="4"/>}</text:p>
      <text:p text:style-name="P39"><text:s text:c="4"/>if (flag==1) {</text:p>
      <text:p text:style-name="P39"><text:s text:c="4"/>return 1;</text:p>
      <text:p text:style-name="P39"><text:s text:c="4"/>}</text:p>
      <text:p text:style-name="P39"><text:s text:c="4"/>else{</text:p>
      <text:p text:style-name="P39"><text:s text:c="4"/>return 0;</text:p>
      <text:p text:style-name="P39"><text:s text:c="4"/>}</text:p>
      <text:p text:style-name="P31"><text:span text:style-name="T45"><text:s text:c="4"/>}</text:span><text:line-break/></text:p>
      <text:p text:style-name="P31"><text:soft-page-break/><text:span text:style-name="T42">Полный к</text:span><text:span text:style-name="T41">од программы:</text:span><text:line-break/></text:p>
      <text:p text:style-name="P47">#include &lt;stdlib.h&gt;</text:p>
      <text:p text:style-name="P47">#include &lt;stdio.h&gt;</text:p>
      <text:p text:style-name="P47">#include &lt;string.h&gt;</text:p>
      <text:p text:style-name="P47"/>
      <text:p text:style-name="P47">typedef struct MusicalComposition</text:p>
      <text:p text:style-name="P47">{</text:p>
      <text:p text:style-name="P47">char *name;</text:p>
      <text:p text:style-name="P47">char *author;</text:p>
      <text:p text:style-name="P47">int year;</text:p>
      <text:p text:style-name="P47">struct MusicalComposition* next;</text:p>
      <text:p text:style-name="P47">struct MusicalComposition* prev;</text:p>
      <text:p text:style-name="P47">} MusicalComposition;</text:p>
      <text:p text:style-name="P47"/>
      <text:p text:style-name="P47">MusicalComposition* head;</text:p>
      <text:p text:style-name="P47"/>
      <text:p text:style-name="P47">MusicalComposition* createMusicalComposition(char* name, char* author, int year);</text:p>
      <text:p text:style-name="P47"/>
      <text:p text:style-name="P47">MusicalComposition* createMusicalCompositionList(char** array_names, char** array_authors, int* array_years, int n);</text:p>
      <text:p text:style-name="P47"/>
      <text:p text:style-name="P47">void push(MusicalComposition* element);</text:p>
      <text:p text:style-name="P47"/>
      <text:p text:style-name="P47">void removeEl(char* name_for_remove);</text:p>
      <text:p text:style-name="P47"/>
      <text:p text:style-name="P47">int count();</text:p>
      <text:p text:style-name="P47"/>
      <text:p text:style-name="P47">void print_names();</text:p>
      <text:p text:style-name="P47"><text:soft-page-break/></text:p>
      <text:p text:style-name="P47">void find_and_remove(char* substring);</text:p>
      <text:p text:style-name="P47">int elementInList(char* element);</text:p>
      <text:p text:style-name="P47">int main(){</text:p>
      <text:p text:style-name="P47">int length;</text:p>
      <text:p text:style-name="P47">scanf("%d\n", &amp;length);</text:p>
      <text:p text:style-name="P47">char** names = (char**)malloc(sizeof(char*)*length);</text:p>
      <text:p text:style-name="P47">char** authors = (char**)malloc(sizeof(char*)*length);</text:p>
      <text:p text:style-name="P47">int* years = (int*)malloc(sizeof(int)*length);</text:p>
      <text:p text:style-name="P47">for (int i=0;i&lt;length;i++)</text:p>
      <text:p text:style-name="P47">{</text:p>
      <text:p text:style-name="P47">char name[80];</text:p>
      <text:p text:style-name="P47">char author[80];</text:p>
      <text:p text:style-name="P47"/>
      <text:p text:style-name="P47">fgets(name, 80, stdin);</text:p>
      <text:p text:style-name="P47">fgets(author, 80, stdin);</text:p>
      <text:p text:style-name="P47">fscanf(stdin, "%d\n", &amp;years[i]);</text:p>
      <text:p text:style-name="P47"/>
      <text:p text:style-name="P47">(*strstr(name,"\n"))=0;</text:p>
      <text:p text:style-name="P47">(*strstr(author,"\n"))=0;</text:p>
      <text:p text:style-name="P47"/>
      <text:p text:style-name="P47">names[i] = (char*)malloc(sizeof(char*) * (strlen(name)+1));</text:p>
      <text:p text:style-name="P47">authors[i] = (char*)malloc(sizeof(char*) * (strlen(author)+1));</text:p>
      <text:p text:style-name="P47"/>
      <text:p text:style-name="P47">strcpy(names[i], name);</text:p>
      <text:p text:style-name="P47">strcpy(authors[i], author);</text:p>
      <text:p text:style-name="P47"/>
      <text:p text:style-name="P47">}</text:p>
      <text:p text:style-name="P47">MusicalComposition* head = createMusicalCompositionList(names, authors, years, length);</text:p>
      <text:p text:style-name="P47"><text:soft-page-break/>char name_for_push[80];</text:p>
      <text:p text:style-name="P47">char author_for_push[80];</text:p>
      <text:p text:style-name="P47">int year_for_push;</text:p>
      <text:p text:style-name="P47"/>
      <text:p text:style-name="P47">char name_for_remove[80];</text:p>
      <text:p text:style-name="P47">fgets(name_for_push, 80, stdin);</text:p>
      <text:p text:style-name="P47">fgets(author_for_push, 80, stdin);</text:p>
      <text:p text:style-name="P47">fscanf(stdin, "%d\n", &amp;year_for_push);</text:p>
      <text:p text:style-name="P47">(*strstr(name_for_push,"\n"))=0;</text:p>
      <text:p text:style-name="P47">(*strstr(author_for_push,"\n"))=0;</text:p>
      <text:p text:style-name="P47"/>
      <text:p text:style-name="P47">MusicalComposition* element_for_push = createMusicalComposition(name_for_push, author_for_push, year_for_push);</text:p>
      <text:p text:style-name="P47"/>
      <text:p text:style-name="P47">fgets(name_for_remove, 80, stdin);</text:p>
      <text:p text:style-name="P47">(*strstr(name_for_remove,"\n"))=0;</text:p>
      <text:p text:style-name="P47"/>
      <text:p text:style-name="P47">int k = count();</text:p>
      <text:p text:style-name="P47"/>
      <text:p text:style-name="P47">printf("Количество записей до добавления элемента = %d\n", k);</text:p>
      <text:p text:style-name="P47">push(element_for_push);</text:p>
      <text:p text:style-name="P47"/>
      <text:p text:style-name="P47">k = count();</text:p>
      <text:p text:style-name="P47">printf("Количество записей после добавления элемента = %d\n", k);</text:p>
      <text:p text:style-name="P47">printf("Ваш музыкальный лист до удаления записи:\n");</text:p>
      <text:p text:style-name="P47">print_names();</text:p>
      <text:p text:style-name="P47">removeEl( name_for_remove);</text:p>
      <text:p text:style-name="P47">printf("Ваш музыкальный лист после удаления записи:\n");</text:p>
      <text:p text:style-name="P47">print_names();</text:p>
      <text:p text:style-name="P47">k = count();</text:p>
      <text:p text:style-name="P47"><text:soft-page-break/>printf("Количество записей, после удаления %d\n", k);</text:p>
      <text:p text:style-name="P47"/>
      <text:p text:style-name="P47">printf("Введите &lt;&lt;подстроку удаления&gt;&gt; для записей, которые вы хотите удалить\n");</text:p>
      <text:p text:style-name="P47">char* substring=(char*)malloc(sizeof(char)*80);</text:p>
      <text:p text:style-name="P47">fgets(substring,80,stdin);</text:p>
      <text:p text:style-name="P47">(*strstr(substring,"\n"))=0;</text:p>
      <text:p text:style-name="P47">find_and_remove(substring);</text:p>
      <text:p text:style-name="P47">printf("Финальная версия вашего музыкального листа:\n");</text:p>
      <text:p text:style-name="P47">print_names();</text:p>
      <text:p text:style-name="P47">free(names);</text:p>
      <text:p text:style-name="P47">free(authors);</text:p>
      <text:p text:style-name="P47">free(years);</text:p>
      <text:p text:style-name="P47">return 0;</text:p>
      <text:p text:style-name="P47"/>
      <text:p text:style-name="P47">}</text:p>
      <text:p text:style-name="P47">MusicalComposition* createMusicalComposition(char* name, char* author, int year)</text:p>
      <text:p text:style-name="P47">{</text:p>
      <text:p text:style-name="P47"><text:s text:c="2"/>MusicalComposition *head = (MusicalComposition*)malloc(sizeof(MusicalComposition));</text:p>
      <text:p text:style-name="P47"><text:s text:c="2"/>head-&gt;name=name;</text:p>
      <text:p text:style-name="P47"><text:s text:c="2"/>head-&gt;author=author;</text:p>
      <text:p text:style-name="P47"><text:s text:c="2"/>head-&gt;year=year;</text:p>
      <text:p text:style-name="P47"><text:s text:c="2"/>head-&gt;next=NULL;</text:p>
      <text:p text:style-name="P47"><text:s text:c="2"/>head-&gt;prev=NULL;</text:p>
      <text:p text:style-name="P47"><text:s text:c="2"/>return head; </text:p>
      <text:p text:style-name="P47">}</text:p>
      <text:p text:style-name="P47"><text:s text:c="57"/></text:p>
      <text:p text:style-name="P47"><text:soft-page-break/>MusicalComposition* createMusicalCompositionList(char** array_names, char** array_authors, int* array_years, int n)</text:p>
      <text:p text:style-name="P47">{</text:p>
      <text:p text:style-name="P47"><text:s text:c="2"/>head = createMusicalComposition(array_names[0],array_authors[0],array_years[0]);</text:p>
      <text:p text:style-name="P47"><text:s text:c="2"/>MusicalComposition *ThisList = head;</text:p>
      <text:p text:style-name="P47"><text:s text:c="2"/>for (int i=1;i&lt;n;++i)</text:p>
      <text:p text:style-name="P47"><text:s text:c="2"/>{</text:p>
      <text:p text:style-name="P47">MusicalComposition *newList = createMusicalComposition(array_names[i],array_authors[i],array_years[i]);</text:p>
      <text:p text:style-name="P47"><text:s text:c="8"/>ThisList-&gt;next=newList;</text:p>
      <text:p text:style-name="P47"><text:s text:c="8"/>newList-&gt;prev=ThisList;</text:p>
      <text:p text:style-name="P47"><text:s text:c="8"/>ThisList=ThisList-&gt;next;</text:p>
      <text:p text:style-name="P47"><text:s text:c="2"/>}</text:p>
      <text:p text:style-name="P47"><text:s text:c="2"/>return head;</text:p>
      <text:p text:style-name="P47">}</text:p>
      <text:p text:style-name="P47"/>
      <text:p text:style-name="P47">void push(MusicalComposition* element)</text:p>
      <text:p text:style-name="P47">{</text:p>
      <text:p text:style-name="P47"><text:s text:c="2"/>MusicalComposition* test = head;</text:p>
      <text:p text:style-name="P47"><text:s text:c="2"/>MusicalComposition* teck = createMusicalComposition(element-&gt;name, element-&gt;author, element-&gt;year);</text:p>
      <text:p text:style-name="P47"><text:s text:c="2"/>if (head == NULL)</text:p>
      <text:p text:style-name="P47"><text:s text:c="2"/>{</text:p>
      <text:p text:style-name="P47"><text:s text:c="4"/>head=element;</text:p>
      <text:p text:style-name="P47"><text:s text:c="2"/>}</text:p>
      <text:p text:style-name="P47"><text:s text:c="2"/>else</text:p>
      <text:p text:style-name="P47"><text:s text:c="2"/>{</text:p>
      <text:p text:style-name="P47"><text:s text:c="2"/>while(test-&gt;next!=NULL)</text:p>
      <text:p text:style-name="P47"><text:s text:c="4"/>test=test-&gt;next;</text:p>
      <text:p text:style-name="P47"><text:soft-page-break/><text:s text:c="2"/>test-&gt;next=teck;</text:p>
      <text:p text:style-name="P47"><text:s text:c="2"/>teck-&gt;prev=test;</text:p>
      <text:p text:style-name="P47"><text:s text:c="2"/>}</text:p>
      <text:p text:style-name="P47">}</text:p>
      <text:p text:style-name="P47"/>
      <text:p text:style-name="P47">void removeEl( char* name_for_remove)</text:p>
      <text:p text:style-name="P47">{</text:p>
      <text:p text:style-name="P47">MusicalComposition *ptr;</text:p>
      <text:p text:style-name="P47">ptr=head;</text:p>
      <text:p text:style-name="P47">MusicalComposition* next;</text:p>
      <text:p text:style-name="P47">MusicalComposition* prev;</text:p>
      <text:p text:style-name="P47">while (elementInList(name_for_remove)==1) {</text:p>
      <text:p text:style-name="P47">ptr=head;</text:p>
      <text:p text:style-name="P47">while (*ptr-&gt;name!=*name_for_remove) {</text:p>
      <text:p text:style-name="P47">ptr=ptr-&gt;next;</text:p>
      <text:p text:style-name="P47">}</text:p>
      <text:p text:style-name="P47">if (ptr==head) {</text:p>
      <text:p text:style-name="P47">head=head-&gt;next;</text:p>
      <text:p text:style-name="P47">}</text:p>
      <text:p text:style-name="P47">else if(ptr-&gt;next==NULL) {</text:p>
      <text:p text:style-name="P47">prev=ptr-&gt;prev;</text:p>
      <text:p text:style-name="P47">prev-&gt;next=NULL;</text:p>
      <text:p text:style-name="P47">free(ptr);</text:p>
      <text:p text:style-name="P47">}</text:p>
      <text:p text:style-name="P47">else{</text:p>
      <text:p text:style-name="P47">next=ptr-&gt;next;</text:p>
      <text:p text:style-name="P47">prev=ptr-&gt;prev;</text:p>
      <text:p text:style-name="P47">next-&gt;prev=prev;</text:p>
      <text:p text:style-name="P47">prev-&gt;next=next;</text:p>
      <text:p text:style-name="P47">free(ptr);</text:p>
      <text:p text:style-name="P47"><text:soft-page-break/>}</text:p>
      <text:p text:style-name="P47">}</text:p>
      <text:p text:style-name="P47"/>
      <text:p text:style-name="P47">}</text:p>
      <text:p text:style-name="P47"/>
      <text:p text:style-name="P47">int count()</text:p>
      <text:p text:style-name="P47">{</text:p>
      <text:p text:style-name="P47"><text:s text:c="2"/>MusicalComposition* test =head;</text:p>
      <text:p text:style-name="P47"><text:s text:c="2"/>int count=0;</text:p>
      <text:p text:style-name="P47"><text:s text:c="2"/>while(test!=NULL)</text:p>
      <text:p text:style-name="P47"><text:s text:c="4"/>{</text:p>
      <text:p text:style-name="P47"><text:s text:c="6"/>++count;</text:p>
      <text:p text:style-name="P47"><text:s text:c="6"/>test=test-&gt;next;</text:p>
      <text:p text:style-name="P47"><text:s text:c="4"/>}</text:p>
      <text:p text:style-name="P47"><text:s text:c="2"/>return count;</text:p>
      <text:p text:style-name="P47">}</text:p>
      <text:p text:style-name="P47"/>
      <text:p text:style-name="P47">void print_names()</text:p>
      <text:p text:style-name="P47">{ <text:s text:c="2"/></text:p>
      <text:p text:style-name="P47"><text:s text:c="2"/>MusicalComposition* test =head;</text:p>
      <text:p text:style-name="P47"><text:s text:c="2"/>while(test)</text:p>
      <text:p text:style-name="P47"><text:s text:c="2"/>{</text:p>
      <text:p text:style-name="P47"><text:s text:c="4"/>printf("%s\n",test-&gt;name);</text:p>
      <text:p text:style-name="P47"><text:s text:c="4"/>test=test-&gt;next;</text:p>
      <text:p text:style-name="P47"><text:s text:c="2"/>}</text:p>
      <text:p text:style-name="P47">}</text:p>
      <text:p text:style-name="P47"/>
      <text:p text:style-name="P47">void find_and_remove(char* substring)</text:p>
      <text:p text:style-name="P47">{</text:p>
      <text:p text:style-name="P47"><text:s text:c="3"/>MusicalComposition* test= head;</text:p>
      <text:p text:style-name="P47"><text:soft-page-break/><text:s text:c="3"/>while(test)</text:p>
      <text:p text:style-name="P47"><text:s text:c="3"/>{ <text:s/></text:p>
      <text:p text:style-name="P47"><text:s text:c="6"/>if (strstr(test-&gt;<text:span text:style-name="T59">author</text:span>,substring)!=NULL)</text:p>
      <text:p text:style-name="P47"><text:s text:c="8"/>{</text:p>
      <text:p text:style-name="P47"><text:s text:c="10"/>removeEl(test-&gt;name);</text:p>
      <text:p text:style-name="P47"><text:s text:c="8"/>}</text:p>
      <text:p text:style-name="P47"><text:s text:c="5"/>test=test-&gt;next;</text:p>
      <text:p text:style-name="P47"><text:s text:c="3"/>}</text:p>
      <text:p text:style-name="P47">}</text:p>
      <text:p text:style-name="P47"><text:s text:c="4"/>int elementInList(char* element){</text:p>
      <text:p text:style-name="P47"><text:s text:c="4"/>MusicalComposition *ptr;</text:p>
      <text:p text:style-name="P47"><text:s text:c="4"/>ptr=head;</text:p>
      <text:p text:style-name="P47"><text:s text:c="4"/>int flag=0;</text:p>
      <text:p text:style-name="P47"><text:s text:c="4"/>while (ptr!=NULL &amp;&amp; flag==0) {</text:p>
      <text:p text:style-name="P47"><text:s text:c="4"/>if (strcmp(ptr-&gt;name, element)==0) <text:s text:c="3"/><text:line-break/> {</text:p>
      <text:p text:style-name="P47"><text:s text:c="4"/>flag=1;</text:p>
      <text:p text:style-name="P47"><text:s text:c="4"/>}</text:p>
      <text:p text:style-name="P47"><text:s text:c="4"/>else</text:p>
      <text:p text:style-name="P47"><text:s text:c="4"/>{</text:p>
      <text:p text:style-name="P47"><text:s text:c="4"/>ptr=ptr-&gt;next;</text:p>
      <text:p text:style-name="P47"><text:s text:c="4"/>}</text:p>
      <text:p text:style-name="P47"><text:s text:c="2"/>}</text:p>
      <text:p text:style-name="P47"><text:s text:c="4"/>if (flag==1) </text:p>
      <text:p text:style-name="P47"><text:s text:c="3"/>{</text:p>
      <text:p text:style-name="P47"><text:s text:c="4"/>return 1;</text:p>
      <text:p text:style-name="P47"><text:s text:c="4"/>}</text:p>
      <text:p text:style-name="P47"><text:s text:c="4"/>else{</text:p>
      <text:p text:style-name="P47"><text:s text:c="4"/>return 0;</text:p>
      <text:p text:style-name="P47"><text:s text:c="4"/>}</text:p>
      <text:p text:style-name="P47"><text:soft-page-break/><text:s text:c="4"/>}</text:p>
      <text:p text:style-name="P47"/>
      <text:p text:style-name="P3"/>
      <text:p text:style-name="P3"><text:span text:style-name="T43">Примеры работы программы:</text:span><text:line-break/></text:p>
      <text:p text:style-name="P95">Функции, которые тестируются в примерах:</text:p>
      <text:list xml:id="list8872848728853286410" text:style-name="L9">
        <text:list-header>
          <text:p text:style-name="P96"><text:span text:style-name="T35"><text:s/>Сначала с помощью функции CreateMusicalCompositionList создаётся связанный список из песен, введёных пользователем, дальше</text:span></text:p>
          <text:p text:style-name="P96"><text:span text:style-name="T35">проверяется функция push , которая добавляет новый элемент в конец списка, следом идёт проверка функции removeEl, которая удаляет элемент по имени, последней проверяется работа функции find_and_remove, которая удаляет все элементы, в строке Author которых есть подстрока, введённая пользователем. </text:span><text:span text:style-name="T36">Так же неоднократно проверяются функции count и print_names, которые нужны для вывода информации в консоль.</text:span></text:p>
        </text:list-header>
      </text:list>
      <text:p text:style-name="P97"><text:span text:style-name="T35">В тесте №1 удаляются элементы <text:s/>из середины списка.</text:span></text:p>
      <text:p text:style-name="P97"><text:span text:style-name="T35">В тесте №2 удаляется первый и последний элемент списка.</text:span></text:p>
      <text:p text:style-name="P97"><text:span text:style-name="T35">В тесте №3 удаляются все элементы, а потом в список снова добавляется элемент из функции push </text:span></text:p>
      <text:p text:style-name="P6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7"><text:span text:style-name="T25">№</text:span></text:p>
          </table:table-cell>
          <table:table-cell table:style-name="Таблица4.A1" office:value-type="string">
            <text:p text:style-name="P77"><text:span text:style-name="T25">ВВОд</text:span></text:p>
          </table:table-cell>
          <table:table-cell table:style-name="Таблица4.A1" office:value-type="string">
            <text:p text:style-name="P77"><text:span text:style-name="T25">вЫВОД</text:span></text:p>
          </table:table-cell>
        </table:table-row>
        <table:table-row table:style-name="Таблица4.2">
          <table:table-cell table:style-name="Таблица4.A1" office:value-type="string">
            <text:p text:style-name="P77"><text:span text:style-name="T25">1</text:span></text:p>
          </table:table-cell>
          <table:table-cell table:style-name="Таблица4.A1" office:value-type="string">
            <text:p text:style-name="P85"><text:span text:style-name="T48">2</text:span></text:p>
            <text:p text:style-name="P87"><text:span text:style-name="T48">Wolfsmensch</text:span></text:p>
            <text:p text:style-name="P87"><text:span text:style-name="T58">S</text:span><text:span text:style-name="T48">chandmaul</text:span></text:p>
            <text:p text:style-name="P87"><text:span text:style-name="T48">2008</text:span></text:p>
            <text:p text:style-name="P87"><text:span text:style-name="T48">Bruder</text:span></text:p>
            <text:p text:style-name="P87"><text:span text:style-name="T48">Subway to Sally</text:span></text:p>
            <text:p text:style-name="P87"><text:span text:style-name="T48">2010</text:span></text:p>
            <text:p text:style-name="P87"><text:span text:style-name="T48">Tanz</text:span></text:p>
            <text:p text:style-name="P87"><text:span text:style-name="T48">Letzte Instanz</text:span></text:p>
            <text:p text:style-name="P89"><text:span text:style-name="T48">20</text:span><text:span text:style-name="T56">06</text:span></text:p>
            <text:p text:style-name="P87"><text:span text:style-name="T48">Bruder</text:span></text:p>
            <text:p text:style-name="P87"><text:span text:style-name="T48">Letzte</text:span></text:p>
          </table:table-cell>
          <table:table-cell table:style-name="Таблица4.A1" office:value-type="string">
            <text:p text:style-name="P87"><text:span text:style-name="T57">Количество записей до добавления элемента = 2</text:span></text:p>
            <text:p text:style-name="P87"><text:span text:style-name="T57">Количество записей после добавления элемента = 3</text:span></text:p>
            <text:p text:style-name="P87"><text:span text:style-name="T57">Ваш музыкальный лист до удаления записи:</text:span></text:p>
            <text:p text:style-name="P87"><text:span text:style-name="T57">Wolfsmensch</text:span></text:p>
            <text:p text:style-name="P87"><text:span text:style-name="T57">Bruder</text:span></text:p>
            <text:p text:style-name="P87"><text:span text:style-name="T57">Tanz</text:span></text:p>
            <text:p text:style-name="P87"><text:span text:style-name="T57">Ваш музыкальный лист после удаления записи:</text:span></text:p>
            <text:p text:style-name="P87"><text:span text:style-name="T57">Wolfsmensch</text:span></text:p>
            <text:p text:style-name="P87"><text:span text:style-name="T57">Tanz</text:span></text:p>
            <text:p text:style-name="P87"><text:span text:style-name="T57">Количество записей, после удаления 2</text:span></text:p>
            <text:p text:style-name="P87"><text:span text:style-name="T57">Введите &lt;&lt;подстроку удаления&gt;&gt; для записей, которые вы хотите удалить</text:span></text:p>
            <text:p text:style-name="P87"><text:soft-page-break/><text:span text:style-name="T57">Финальная версия вашего музыкального листа:</text:span></text:p>
            <text:p text:style-name="P87"><text:span text:style-name="T57">Wolfsmensch</text:span></text:p>
          </table:table-cell>
        </table:table-row>
        <table:table-row table:style-name="Таблица4.3">
          <table:table-cell table:style-name="Таблица4.A1" office:value-type="string">
            <text:p text:style-name="P77"><text:span text:style-name="T25">2</text:span></text:p>
          </table:table-cell>
          <table:table-cell table:style-name="Таблица4.A1" office:value-type="string">
            <text:p text:style-name="P86"><text:span text:style-name="T48">2</text:span></text:p>
            <text:p text:style-name="P88"><text:span text:style-name="T48">Wolfsmensch</text:span></text:p>
            <text:p text:style-name="P88"><text:span text:style-name="T58">S</text:span><text:span text:style-name="T48">chandmaul</text:span></text:p>
            <text:p text:style-name="P88"><text:span text:style-name="T48">2008</text:span></text:p>
            <text:p text:style-name="P88"><text:span text:style-name="T48">Bruder</text:span></text:p>
            <text:p text:style-name="P88"><text:span text:style-name="T48">Subway to Sally</text:span></text:p>
            <text:p text:style-name="P88"><text:span text:style-name="T48">2010</text:span></text:p>
            <text:p text:style-name="P88"><text:span text:style-name="T48">Tanz</text:span></text:p>
            <text:p text:style-name="P88"><text:span text:style-name="T48">Letzte Instanz</text:span></text:p>
            <text:p text:style-name="P90"><text:span text:style-name="T48">20</text:span><text:span text:style-name="T56">06</text:span></text:p>
            <text:p text:style-name="P91"><text:span text:style-name="T48">Wolfsmensch</text:span></text:p>
            <text:p text:style-name="P91"><text:span text:style-name="T48">Letzte</text:span></text:p>
          </table:table-cell>
          <table:table-cell table:style-name="Таблица4.A1" office:value-type="string">
            <text:p text:style-name="P88"><text:span text:style-name="T57">Количество записей до добавления элемента = 2</text:span></text:p>
            <text:p text:style-name="P88"><text:span text:style-name="T57">Количество записей после добавления элемента = 3</text:span></text:p>
            <text:p text:style-name="P88"><text:span text:style-name="T57">Ваш музыкальный лист до удаления записи:</text:span></text:p>
            <text:p text:style-name="P88"><text:span text:style-name="T57">Wolfsmensch</text:span></text:p>
            <text:p text:style-name="P88"><text:span text:style-name="T57">Bruder</text:span></text:p>
            <text:p text:style-name="P88"><text:span text:style-name="T57">Tanz</text:span></text:p>
            <text:p text:style-name="P88"><text:span text:style-name="T57">Ваш музыкальный лист после удаления записи:</text:span></text:p>
            <text:p text:style-name="P91"><text:span text:style-name="T57">Bruder</text:span></text:p>
            <text:p text:style-name="P88"><text:span text:style-name="T57">Tanz</text:span></text:p>
            <text:p text:style-name="P88"><text:span text:style-name="T57">Количество записей, после удаления 2</text:span></text:p>
            <text:p text:style-name="P88"><text:span text:style-name="T57">Введите &lt;&lt;подстроку удаления&gt;&gt; для записей, которые вы хотите удалить</text:span></text:p>
            <text:p text:style-name="P88"><text:span text:style-name="T57">Финальная версия вашего музыкального листа:</text:span></text:p>
            <text:p text:style-name="P91"><text:span text:style-name="T57">Bruder</text:span></text:p>
          </table:table-cell>
        </table:table-row>
        <table:table-row table:style-name="Таблица4.4">
          <table:table-cell table:style-name="Таблица4.A1" office:value-type="string">
            <text:p text:style-name="P77"><text:span text:style-name="T25">3</text:span></text:p>
          </table:table-cell>
          <table:table-cell table:style-name="Таблица4.A1" office:value-type="string">
            <text:p text:style-name="P85"><text:span text:style-name="T48">2</text:span></text:p>
            <text:p text:style-name="P87"><text:span text:style-name="T48">Wolfsmensch</text:span></text:p>
            <text:p text:style-name="P87"><text:span text:style-name="T58">S</text:span><text:span text:style-name="T48">chandmaul</text:span></text:p>
            <text:p text:style-name="P87"><text:span text:style-name="T48">2008</text:span></text:p>
            <text:p text:style-name="P87"><text:span text:style-name="T48">Bruder</text:span></text:p>
            <text:p text:style-name="P87"><text:span text:style-name="T48">Subway to Sally</text:span></text:p>
            <text:p text:style-name="P87"><text:span text:style-name="T48">2010</text:span></text:p>
            <text:p text:style-name="P87"><text:span text:style-name="T48">Tanz</text:span></text:p>
            <text:p text:style-name="P87"><text:span text:style-name="T48">Letzte Instanz</text:span></text:p>
            <text:p text:style-name="P89"><text:span text:style-name="T48">20</text:span><text:span text:style-name="T56">06</text:span></text:p>
            <text:p text:style-name="P91"><text:span text:style-name="T48">Tanz</text:span></text:p>
            <text:p text:style-name="P91"><text:span text:style-name="T48">l</text:span></text:p>
          </table:table-cell>
          <table:table-cell table:style-name="Таблица4.A1" office:value-type="string">
            <text:p text:style-name="P88"><text:span text:style-name="T57">Количество записей до добавления элемента = 2</text:span></text:p>
            <text:p text:style-name="P88"><text:span text:style-name="T57">Количество записей после добавления элемента = 3</text:span></text:p>
            <text:p text:style-name="P88"><text:span text:style-name="T57">Ваш музыкальный лист до удаления записи:</text:span></text:p>
            <text:p text:style-name="P88"><text:span text:style-name="T57">Wolfsmensch</text:span></text:p>
            <text:p text:style-name="P88"><text:span text:style-name="T57">Bruder</text:span></text:p>
            <text:p text:style-name="P88"><text:span text:style-name="T57">Tanz</text:span></text:p>
            <text:p text:style-name="P88"><text:span text:style-name="T57">Ваш музыкальный лист после удаления записи:</text:span></text:p>
            <text:p text:style-name="P91"><text:span text:style-name="T57">Wolfsmensch</text:span></text:p>
            <text:p text:style-name="P91"><text:span text:style-name="T57">Bruder</text:span></text:p>
            <text:p text:style-name="P88"><text:span text:style-name="T57">Количество записей, после удаления 2</text:span></text:p>
            <text:p text:style-name="P88"><text:span text:style-name="T57">Введите &lt;&lt;подстроку удаления&gt;&gt; для записей, которые вы хотите удалить</text:span></text:p>
            <text:p text:style-name="P88"><text:span text:style-name="T57">Финальная версия вашего музыкального листа:</text:span></text:p>
            <text:p text:style-name="P91"><text:span text:style-name="T57"/></text:p>
            <text:p text:style-name="P91"><text:span text:style-name="T57">После добавления элемента в удалённый список:</text:span></text:p>
            <text:p text:style-name="P91"><text:span text:style-name="T57">Tanz</text:span></text:p>
          </table:table-cell>
        </table:table-row>
      </table:table>
      <text:p text:style-name="P82"/>
      <text:p text:style-name="P3"/>
      <text:p text:style-name="P5"><text:soft-page-break/><text:span text:style-name="T37"><text:line-break/></text:span><text:span text:style-name="T24">список использованных источников</text:span></text:p>
      <text:p text:style-name="P22"/>
      <text:list xml:id="list2680661305762154789" text:style-name="WWNum40">
        <text:list-item>
          <text:p text:style-name="P76"><text:span text:style-name="T4">Язык программирования СИ / Керниган Б., Ритчи Д. СПб.: Издательство "Невский Диалект", 2001. 352 с.</text:span></text:p>
        </text:list-item>
      </text:list>
      <text:p text:style-name="P4"><text:span text:style-name="T31"><text:tab/></text:span><text:span text:style-name="T32">2.</text:span><text:span text:style-name="T31">UNIX.  </text:span><text:span text:style-name="T30">Программное окружение / Керниган Б., Пайк Р. СПб.: Символ <text:tab/> <text:s text:c="3"/>Плюс, 2003. 416 с.</text:span><text:span text:style-name="T37"><text:line-break/></text:span><text:span text:style-name="T38">Заключение</text:span><text:span text:style-name="T37"> : </text:span><text:span text:style-name="T35">В ходе курсовой работы была написана работающая программа, которая полностью решает поставленную задач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lwgMono" svg:font-family="TlwgMono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      </text:p>
      </style:header>
      <style:header-first>
        <text:p text:style-name="Header"/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6-12-22T19:13:47.604135207</dc:date>
    <meta:print-date>2015-07-17T12:06:00</meta:print-date>
    <meta:editing-cycles>10</meta:editing-cycles>
    <meta:editing-duration>PT30M46S</meta:editing-duration>
    <meta:generator>LibreOffice/5.1.4.2$Linux_X86_64 LibreOffice_project/10m0$Build-2</meta:generator>
    <meta:document-statistic meta:table-count="4" meta:image-count="0" meta:object-count="0" meta:page-count="21" meta:paragraph-count="510" meta:word-count="1497" meta:character-count="13237" meta:non-whitespace-character-count="11588"/>
  </office:meta>
</office:document-meta>
</file>